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24f52" officeooo:paragraph-rsid="00024f52" style:font-size-asian="15pt" style:font-size-complex="15pt"/>
    </style:style>
    <style:style style:name="P2" style:family="paragraph" style:parent-style-name="Standard">
      <style:text-properties fo:font-size="12pt" officeooo:rsid="00024f52" officeooo:paragraph-rsid="00024f52" style:font-size-asian="12pt" style:font-size-complex="12pt"/>
    </style:style>
    <style:style style:name="P3" style:family="paragraph" style:parent-style-name="Standard">
      <style:text-properties fo:font-size="12pt" fo:font-weight="bold" officeooo:rsid="00024f52" officeooo:paragraph-rsid="00024f52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normal" officeooo:rsid="00024f52" officeooo:paragraph-rsid="00024f52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24f52" officeooo:paragraph-rsid="00038f90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24f52" officeooo:paragraph-rsid="0006c537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38f90" officeooo:paragraph-rsid="00038f90" style:font-size-asian="12pt" style:font-weight-asian="normal" style:font-size-complex="12pt" style:font-weight-complex="normal"/>
    </style:style>
    <style:style style:name="T1" style:family="text">
      <style:text-properties officeooo:rsid="00038f90"/>
    </style:style>
    <style:style style:name="T2" style:family="text">
      <style:text-properties officeooo:rsid="0006c5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ick Reference Guide for AVC Components</text:p>
      <text:p text:style-name="P1"/>
      <text:p text:style-name="P3">Motor 1</text:p>
      <text:p text:style-name="P4">Moves the wheel in the specified direction, note whether it is laid out frontwards or backwards</text:p>
      <text:p text:style-name="P3"/>
      <text:p text:style-name="P5"><text:span text:style-name="T1">W</text:span>hat its called in the code, <text:span text:style-name="T2">what pin(s) is it connected to</text:span></text:p>
      <text:p text:style-name="P4">“<text:span text:style-name="T1">motor”, “set_motor, direction, speed”</text:span></text:p>
      <text:p text:style-name="P4"/>
      <text:p text:style-name="P7">**Other information, such as wheel size to get an idea of how far it will travel with each rotation**</text:p>
      <text:p text:style-name="P3"/>
      <text:p text:style-name="P3">Motor 2</text:p>
      <text:p text:style-name="P4">Moves the wheel in the specified direction, note whether it is laid out frontwards or backwards</text:p>
      <text:p text:style-name="P3"/>
      <text:p text:style-name="P6"><text:span text:style-name="T1">W</text:span>hat its called in the code, <text:span text:style-name="T2">what pin(s) is it connected to</text:span></text:p>
      <text:p text:style-name="P5">“<text:span text:style-name="T1">motor”, “set_motor, direction, speed”</text:span></text:p>
      <text:p text:style-name="P4"/>
      <text:p text:style-name="P7">**Other information, such as wheel size to get an idea of how far it will travel with each rotation**</text:p>
      <text:p text:style-name="P2"/>
      <text:p text:style-name="P3">Camera</text:p>
      <text:p text:style-name="P4">Can be used to read a photographic snapshot of what it in front of it. Code can then be used to determine whether it is following a line</text:p>
      <text:p text:style-name="P3"/>
      <text:p text:style-name="P6">**what its called in the code,<text:span text:style-name="T2">what pin(s) or how is it connected?</text:span>**</text:p>
      <text:p text:style-name="P3"/>
      <text:p text:style-name="P3">Short Range IR Sensor (Digital)</text:p>
      <text:p text:style-name="P4">What it does/ how it can be used</text:p>
      <text:p text:style-name="P3"/>
      <text:p text:style-name="P6">**what its called in the code, <text:span text:style-name="T2">what pin(s) or how is it connected?</text:span>**</text:p>
      <text:p text:style-name="P3"/>
      <text:p text:style-name="P3">Medium Range IR Sensor (Analog)</text:p>
      <text:p text:style-name="P4">What it does/ how it can be used</text:p>
      <text:p text:style-name="P3"/>
      <text:p text:style-name="P6">**what its called in the code, <text:span text:style-name="T2">what pin(s) or how is it connected?</text:span>**</text:p>
      <text:p text:style-name="P3"/>
      <text:p text:style-name="P3">Analog to Digital Converter</text:p>
      <text:p text:style-name="P4">What it does/ how it can be used</text:p>
      <text:p text:style-name="P3"/>
      <text:p text:style-name="P6">**what its called in the code, <text:span text:style-name="T2">what pin(s) or how is it connected?</text:span>**</text:p>
      <text:p text:style-name="P3"/>
      <text:p text:style-name="P3">Lever Action Whisker Push Buttons</text:p>
      <text:p text:style-name="P4">What it does/ how it can be used</text:p>
      <text:p text:style-name="P3"/>
      <text:p text:style-name="P6">**what its called in the code, <text:span text:style-name="T2">what pin(s) or how is it connected?</text:span>**</text:p>
      <text:p text:style-name="P3"/>
      <text:p text:style-name="P3">180 degree Servos</text:p>
      <text:p text:style-name="P4">What it does/ how it can be used</text:p>
      <text:p text:style-name="P4"/>
      <text:p text:style-name="P6">**what its called in the code, <text:span text:style-name="T2">what pin(s) or how is it connected?</text:span>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14:15:20.688991492</meta:creation-date>
    <dc:date>2016-04-22T15:16:48.239227240</dc:date>
    <meta:editing-duration>PT1H1M25S</meta:editing-duration>
    <meta:editing-cycles>4</meta:editing-cycles>
    <meta:generator>LibreOffice/5.1.0.3$Linux_X86_64 LibreOffice_project/5e3e00a007d9b3b6efb6797a8b8e57b51ab1f737</meta:generator>
    <meta:document-statistic meta:table-count="0" meta:image-count="0" meta:object-count="0" meta:page-count="1" meta:paragraph-count="29" meta:word-count="280" meta:character-count="1488" meta:non-whitespace-character-count="1237"/>
  </office:meta>
</office:document-meta>
</file>